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2c2e7" officeooo:paragraph-rsid="0012c2e7"/>
    </style:style>
    <style:style style:name="P2" style:family="paragraph" style:parent-style-name="Standard">
      <style:text-properties officeooo:rsid="0012c2e7" officeooo:paragraph-rsid="00143879"/>
    </style:style>
    <style:style style:name="T1" style:family="text">
      <style:text-properties officeooo:rsid="001438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. <text:span text:style-name="T1">text text text</text:span></text:p>
      <text:p text:style-name="P2">b. <text:span text:style-name="T1">text text</text:span></text:p>
      <text:p text:style-name="P2">c. <text:span text:style-name="T1">text text text text</text:span></text:p>
      <text:p text:style-name="P1"/>
      <text:p text:style-name="P2">1. <text:span text:style-name="T1">text text text text text text</text:span></text:p>
      <text:p text:style-name="P2">2. <text:span text:style-name="T1">text text text text text text text text text text text text text text text text </text:span></text:p>
      <text:p text:style-name="P2">3. <text:span text:style-name="T1">text text text text text text text text text text text text text text text text text text text text text text text text </text:span></text:p>
      <text:p text:style-name="P1"/>
      <text:p text:style-name="P2">A. <text:span text:style-name="T1">text text text text text text text text text text </text:span></text:p>
      <text:p text:style-name="P2">B. <text:span text:style-name="T1">text text text text text text text text text text text text text text </text:span></text:p>
      <text:p text:style-name="P1"/>
      <text:p text:style-name="P2">A) <text:span text:style-name="T1">text text text text text text text text text text </text:span></text:p>
      <text:p text:style-name="P2">B) <text:span text:style-name="T1">text text text text text text text text text text text text text text </text:span></text:p>
      <text:p text:style-name="P2">C) <text:span text:style-name="T1">text text text text text text text text </text:span></text:p>
      <text:p text:style-name="P1"/>
      <text:p text:style-name="P2">(A) <text:span text:style-name="T1">text text text text text text </text:span></text:p>
      <text:p text:style-name="P2">(B) <text:span text:style-name="T1">text text text text text text text text text text text text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 style:master-page-name="">
      <style:paragraph-properties style:page-number="auto" text:number-lines="false" text:line-number="0"/>
      <style:text-properties fo:language="none" fo:country="none" style:font-size-asian="12pt" style:language-asian="none" style:country-asian="none" style:font-name-complex="Droid Sans Devanagari" style:font-family-complex="'Droid Sans Devanagari'" style:font-family-generic-complex="swiss" style:language-complex="none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2T20:24:03.988241533</meta:creation-date>
    <meta:editing-cycles>2</meta:editing-cycles>
    <meta:editing-duration>PT4M49S</meta:editing-duration>
    <dc:title>Accessibility Check Test Document</dc:title>
    <dc:date>2022-10-12T20:35:00.529465963</dc:date>
    <meta:generator>LibreOfficeDev/7.5.0.0.alpha0$Linux_X86_64 LibreOffice_project/b0335cd143c610cf27b33a0db6d2583cb569e497</meta:generator>
    <meta:document-statistic meta:table-count="0" meta:image-count="0" meta:object-count="0" meta:page-count="1" meta:paragraph-count="13" meta:word-count="142" meta:character-count="682" meta:non-whitespace-character-count="544"/>
  </office:meta>
</office:document-meta>
</file>